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0.834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3.201cm" fo:break-before="auto" style:use-optimal-row-height="true"/>
    </style:style>
    <style:style style:name="ro7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6666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9999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6666" fo:wrap-option="wrap"/>
    </style:style>
    <style:style style:name="ce4" style:family="table-cell" style:parent-style-name="Default">
      <style:table-cell-properties fo:background-color="#ff9999" fo:wrap-option="wrap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579d1c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>
            <text:p>Testrapport</text:p>
          </table:table-cell>
          <table:table-cell table:style-name="ce3"/>
          <table:table-cell table:style-name="ce6" table:number-columns-repeated="2"/>
          <table:table-cell table:style-name="ce3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4" office:value-type="string">
            <text:p>Beskrivning</text:p>
          </table:table-cell>
          <table:table-cell table:style-name="ce2" office:value-type="string">
            <text:p>Testdatum (senaste):</text:p>
          </table:table-cell>
          <table:table-cell table:style-name="ce2" office:value-type="string">
            <text:p>Status:</text:p>
          </table:table-cell>
          <table:table-cell table:style-name="ce4" office:value-type="string">
            <text:p>Kommentar:</text:p>
          </table:table-cell>
        </table:table-row>
        <table:table-row table:style-name="ro2">
          <table:table-cell office:value-type="string">
            <text:p>TF1.1</text:p>
          </table:table-cell>
          <table:table-cell office:value-type="string">
            <text:p>Lyckad registrer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1.2</text:p>
          </table:table-cell>
          <table:table-cell office:value-type="string">
            <text:p>Misslyckad registrering - tomma fäl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fält så att inget fält i någon kombination kan lämnas tomt.</text:p>
          </table:table-cell>
        </table:table-row>
        <table:table-row table:style-name="ro4">
          <table:table-cell office:value-type="string">
            <text:p>TF1.3</text:p>
          </table:table-cell>
          <table:table-cell office:value-type="string">
            <text:p>Misslyckad registrering – ogiltig epostadre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1.4</text:p>
          </table:table-cell>
          <table:table-cell office:value-type="string">
            <text:p>Misslyckad registrering – lösenord matchar int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2.1</text:p>
          </table:table-cell>
          <table:table-cell office:value-type="string">
            <text:p>Lyckad inloggn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>
          <table:table-cell office:value-type="string">
            <text:p>TF2.2</text:p>
          </table:table-cell>
          <table:table-cell office:value-type="string">
            <text:p>Misslyckad inloggning – in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kombinationer av tomma fält och allt fungerar enligt förväntan.</text:p>
          </table:table-cell>
        </table:table-row>
        <table:table-row table:style-name="ro3">
          <table:table-cell office:value-type="string">
            <text:p>TF2.3</text:p>
          </table:table-cell>
          <table:table-cell office:value-type="string">
            <text:p>Misslyckad inloggning – fel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Alla kombinationer av fel uppgifter ger felmeddelanden enligt förväntan.</text:p>
          </table:table-cell>
        </table:table-row>
        <table:table-row table:style-name="ro4">
          <table:table-cell office:value-type="string">
            <text:p>TF2.4</text:p>
          </table:table-cell>
          <table:table-cell office:value-type="string">
            <text:p>Lyckad inloggning – me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5</text:p>
          </table:table-cell>
          <table:table-cell office:value-type="string">
            <text:p>Lyckad inloggning – med cookie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6</text:p>
          </table:table-cell>
          <table:table-cell office:value-type="string">
            <text:p>Misslyckad inloggning – med maniuplerad cooki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7</text:p>
          </table:table-cell>
          <table:table-cell office:value-type="string">
            <text:p>Misslyckad inloggning – med manipulera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8</text:p>
          </table:table-cell>
          <table:table-cell office:value-type="string">
            <text:p>Misslyckad inloggning med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table:style-name="Default"/>
        </table:table-row>
        <table:table-row table:style-name="ro2">
          <table:table-cell office:value-type="string">
            <text:p>TF3.1</text:p>
          </table:table-cell>
          <table:table-cell office:value-type="string">
            <text:p>Startsida – visa list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3.2</text:p>
          </table:table-cell>
          <table:table-cell office:value-type="string">
            <text:p>Startsida – visa användarnam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3.3</text:p>
          </table:table-cell>
          <table:table-cell office:value-type="string">
            <text:p>Startsida – visa statistik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Borde gå att bygga ut statistik-funktionen i framtiden, t.ex med total distans / vecka /månad /år, och/eller snittid denna vecka/månad / år</text:p>
          </table:table-cell>
        </table:table-row>
        <table:table-row table:style-name="ro4">
          <table:table-cell office:value-type="string">
            <text:p>TF4.1</text:p>
          </table:table-cell>
          <table:table-cell office:value-type="string">
            <text:p>Lägg till nytt träningspass – rätt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4.2</text:p>
          </table:table-cell>
          <table:table-cell office:value-type="string">
            <text:p>Lägg till nytt träningspass – saknade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Anmärkning att kommentarsfältet inte är obligatoriskt, vilket är i sin ordning då kommentarer är frivilliga och det fältet i databasen tillåter NULL-värden. Ett allmänt felmeddelande visas oavsett vilket fält som saknas.</text:p>
          </table:table-cell>
        </table:table-row>
        <table:table-row table:style-name="ro6">
          <table:table-cell office:value-type="string">
            <text:p>TF4.3</text:p>
          </table:table-cell>
          <table:table-cell office:value-type="string">
            <text:p>Lägg till nytt träningspass – felakti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Har testat alla fält i olika kombinationer. Har även slagit av input-typen i koden och bara använt input type ”text” för att testa att valideringen fungerar även om användaren har en webbläsare som inte stödjer input-typerna. <text:s/>Ett allmänt felmeddelande visas oavsett vilket fält som saknas.</text:p>
          </table:table-cell>
        </table:table-row>
        <table:table-row table:style-name="ro3">
          <table:table-cell office:value-type="string">
            <text:p>TF5.1</text:p>
          </table:table-cell>
          <table:table-cell office:value-type="string">
            <text:p>Uppdatering av träningspass – rätt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>
          <table:table-cell office:value-type="string">
            <text:p>TF5.2</text:p>
          </table:table-cell>
          <table:table-cell office:value-type="string">
            <text:p>Uppdatering av träningspass – saknade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Se kommentarer till TF 4.2, då samma valideringsfunktion används</text:p>
          </table:table-cell>
        </table:table-row>
        <table:table-row table:style-name="ro3">
          <table:table-cell office:value-type="string">
            <text:p>TF5.3</text:p>
          </table:table-cell>
          <table:table-cell office:value-type="string">
            <text:p>Uppdatering av träningspass – felakti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Se kommentarer till TF 4.3, då samma valideringsfunktion används</text:p>
          </table:table-cell>
        </table:table-row>
        <table:table-row table:style-name="ro3">
          <table:table-cell office:value-type="string">
            <text:p>TF5.4</text:p>
          </table:table-cell>
          <table:table-cell office:value-type="string">
            <text:p>Uppdatering av träningspass –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 table:number-rows-repeated="104855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014-10-23</text:date>, <text:time>21:29:0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2:58:10</meta:creation-date>
    <dc:date>2014-10-23T21:29:06</dc:date>
    <meta:editing-duration>PT8H30M56S</meta:editing-duration>
    <meta:editing-cycles>35</meta:editing-cycles>
    <meta:generator>OpenOffice/4.1.0$Unix OpenOffice.org_project/410m18$Build-9764</meta:generator>
    <meta:document-statistic meta:table-count="3" meta:cell-count="103" meta:object-count="0"/>
  </office:meta>
</office:document-meta>
</file>